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STICKERS" style:display-name="Table_STICKERS" style:family="table">
      <style:table-properties style:width="19.001cm" table:align="margins"/>
    </style:style>
    <style:style style:name="Table_5f_STICKERS.A" style:display-name="Table_STICKERS.A" style:family="table-column">
      <style:table-column-properties style:column-width="6.334cm" style:rel-column-width="21845*"/>
    </style:style>
    <style:style style:name="Table_5f_STICKERS.1" style:display-name="Table_STICKERS.1" style:family="table-row">
      <style:table-row-properties style:min-row-height="0cm"/>
    </style:style>
    <style:style style:name="Table_5f_STICKERS.A1" style:display-name="Table_STICKER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_5f_STICKERS.C1" style:display-name="Table_STICKERS.C1" style:family="table-cell">
      <style:table-cell-properties fo:padding="0.049cm" fo:border="0.05pt solid #000000" style:writing-mode="page"/>
    </style:style>
    <style:style style:name="Table_5f_STICKERS.A2" style:display-name="Table_STICKER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_5f_STICKERS.C2" style:display-name="Table_STICKERS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rame_20_contents">
      <style:text-properties officeooo:paragraph-rsid="00331447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9pt" officeooo:rsid="001339ec" officeooo:paragraph-rsid="0018d423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9pt" officeooo:rsid="001339ec" officeooo:paragraph-rsid="00331447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9pt" officeooo:rsid="001339ec" officeooo:paragraph-rsid="00337053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9pt" officeooo:rsid="001339ec" officeooo:paragraph-rsid="00344625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9pt" officeooo:rsid="001339ec" officeooo:paragraph-rsid="0036c9f1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9pt" officeooo:rsid="001339ec" officeooo:paragraph-rsid="003762d5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0pt" officeooo:rsid="001339ec" officeooo:paragraph-rsid="0015e02c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0pt" officeooo:rsid="001339ec" officeooo:paragraph-rsid="0018d423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0pt" officeooo:rsid="001339ec" officeooo:paragraph-rsid="001a2516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-content" style:horizontal-pos="center" style:horizontal-rel="paragraph" fo:padding="0.15cm" fo:border="none" draw:wrap-influence-on-position="once-concurrent" loext:allow-overlap="true" loext:rel-width-rel="paragraph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.15cm" fo:border="none" draw:wrap-influence-on-position="once-concurrent" loext:allow-overlap="true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STICKERS" table:style-name="Table_5f_STICKERS">
        <table:table-column table:style-name="Table_5f_STICKERS.A" table:number-columns-repeated="3"/>
        <table:table-row table:style-name="Table_5f_STICKERS.1">
          <table:table-cell table:style-name="Table_5f_STICKERS.A1" office:value-type="string">
            <text:p text:style-name="P6"><draw:frame draw:style-name="fr2" draw:name="image: (o.img.code39, 'image/png', None, None, 1)" text:anchor-type="paragraph" svg:x="0.03cm" svg:y="0cm" svg:width="6.17cm" style:rel-width="99%" svg:height="1.512cm" style:rel-height="58%" draw:z-index="18"><draw:text-box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3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8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1" office:value-type="string">
            <text:p text:style-name="P6"><draw:frame draw:style-name="fr1" draw:name="image: (o.img.code39, 'image/png', None, None, 2)" text:anchor-type="paragraph" style:rel-width="99%" svg:height="1.512cm" draw:z-index="15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3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1" office:value-type="string">
            <text:p text:style-name="P6"><draw:frame draw:style-name="fr1" draw:name="image: (o.img.code39, 'image/png', None, None, 3)" text:anchor-type="paragraph" style:rel-width="99%" svg:height="1.512cm" draw:z-index="14"><draw:text-box fo:min-height="58%" fo:min-width="6.17cm"><text:p text:style-name="P1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3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1560324370752">
          <table:table-cell table:style-name="Table_5f_STICKERS.A2" office:value-type="string">
            <text:p text:style-name="P6"><draw:frame draw:style-name="fr1" draw:name="image: (o.img.code39, 'image/png', None, None, 4)" text:anchor-type="paragraph" style:rel-width="99%" svg:height="1.512cm" draw:z-index="11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6"><draw:frame draw:style-name="fr1" draw:name="image: (o.img.code39, 'image/png', None, None, 5)" text:anchor-type="paragraph" style:rel-width="99%" svg:height="1.512cm" draw:z-index="19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6"><draw:frame draw:style-name="fr1" draw:name="image: (o.img.code39, 'image/png', None, None, 6)" text:anchor-type="paragraph" style:rel-width="99%" svg:height="1.512cm" draw:z-index="21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4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1560324370752">
          <table:table-cell table:style-name="Table_5f_STICKERS.A2" office:value-type="string">
            <text:p text:style-name="P6"><draw:frame draw:style-name="fr1" draw:name="image: (o.img.code39, 'image/png', None, None, 7)" text:anchor-type="paragraph" style:rel-width="99%" svg:height="1.512cm" draw:z-index="10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6"><draw:frame draw:style-name="fr1" draw:name="image: (o.img.code39, 'image/png', None, None, 8)" text:anchor-type="paragraph" style:rel-width="99%" svg:height="1.512cm" draw:z-index="23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6"><draw:frame draw:style-name="fr1" draw:name="image: (o.img.code39, 'image/png', None, None, 9)" text:anchor-type="paragraph" style:rel-width="99%" svg:height="1.512cm" draw:z-index="26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10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1560324370752">
          <table:table-cell table:style-name="Table_5f_STICKERS.A2" office:value-type="string">
            <text:p text:style-name="P5"><draw:frame draw:style-name="fr1" draw:name="image: (o.img.code39, 'image/png', None, None, 10)" text:anchor-type="paragraph" style:rel-width="99%" svg:height="1.512cm" draw:z-index="7"><draw:text-box fo:min-height="58%" fo:min-width="6.17cm"><text:p text:style-name="Frame_20_contents"/></draw:text-box></draw:frame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5"><draw:frame draw:style-name="fr1" draw:name="image: (o.img.code39, 'image/png', None, None, 11)" text:anchor-type="paragraph" style:rel-width="99%" svg:height="1.512cm" draw:z-index="25"><draw:text-box fo:min-height="58%" fo:min-width="6.17cm"><text:p text:style-name="Frame_20_contents"/></draw:text-box></draw:frame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5"><draw:frame draw:style-name="fr1" draw:name="image: (o.img.code39, 'image/png', None, None, 12)" text:anchor-type="paragraph" style:rel-width="99%" svg:height="1.512cm" draw:z-index="24"><draw:text-box fo:min-height="58%" fo:min-width="6.17cm"><text:p text:style-name="Frame_20_contents"/></draw:text-box></draw:frame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1560324370752">
          <table:table-cell table:style-name="Table_5f_STICKERS.A2" office:value-type="string">
            <text:p text:style-name="P7"><draw:frame draw:style-name="fr1" draw:name="image: (o.img.code39, 'image/png', None, None, 13)" text:anchor-type="paragraph" style:rel-width="99%" svg:height="1.512cm" draw:z-index="6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7"><draw:frame draw:style-name="fr1" draw:name="image: (o.img.code39, 'image/png', None, None, 14)" text:anchor-type="paragraph" style:rel-width="99%" svg:height="1.512cm" draw:z-index="20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7"><draw:frame draw:style-name="fr1" draw:name="image: (o.img.code39, 'image/png', None, None, 15)" text:anchor-type="paragraph" style:rel-width="99%" svg:height="1.512cm" draw:z-index="22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1560324370752">
          <table:table-cell table:style-name="Table_5f_STICKERS.A2" office:value-type="string">
            <text:p text:style-name="P7"><draw:frame draw:style-name="fr1" draw:name="image: (o.img.code39, 'image/png', None, None, 16)" text:anchor-type="paragraph" style:rel-width="99%" svg:height="1.512cm" draw:z-index="3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7"><draw:frame draw:style-name="fr1" draw:name="image: (o.img.code39, 'image/png', None, None, 17)" text:anchor-type="paragraph" style:rel-width="99%" svg:height="1.512cm" draw:z-index="16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7"><draw:frame draw:style-name="fr1" draw:name="image: (o.img.code39, 'image/png', None, None, 18)" text:anchor-type="paragraph" style:rel-width="99%" svg:height="1.512cm" draw:z-index="17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1560324370752">
          <table:table-cell table:style-name="Table_5f_STICKERS.A2" office:value-type="string">
            <text:p text:style-name="P7"><draw:frame draw:style-name="fr1" draw:name="image: (o.img.code39, 'image/png', None, None, 19)" text:anchor-type="paragraph" style:rel-width="99%" svg:height="1.512cm" draw:z-index="2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7"><draw:frame draw:style-name="fr1" draw:name="image: (o.img.code39, 'image/png', None, None, 20)" text:anchor-type="paragraph" style:rel-width="99%" svg:height="1.512cm" draw:z-index="13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7"><draw:frame draw:style-name="fr1" draw:name="image: (o.img.code39, 'image/png', None, None, 21)" text:anchor-type="paragraph" style:rel-width="99%" svg:height="1.512cm" draw:z-index="12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1560324370752">
          <table:table-cell table:style-name="Table_5f_STICKERS.A2" office:value-type="string">
            <text:p text:style-name="P7"><draw:frame draw:style-name="fr1" draw:name="image: (o.img.code39, 'image/png', None, None, 22)" text:anchor-type="paragraph" style:rel-width="99%" svg:height="1.512cm" draw:z-index="1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7"><draw:frame draw:style-name="fr1" draw:name="image: (o.img.code39, 'image/png', None, None, 23)" text:anchor-type="paragraph" style:rel-width="99%" svg:height="1.512cm" draw:z-index="8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7"><draw:frame draw:style-name="fr1" draw:name="image: (o.img.code39, 'image/png', None, None, 24)" text:anchor-type="paragraph" style:rel-width="99%" svg:height="1.512cm" draw:z-index="9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  <table:table-row table:style-name="TableLine1560324370752">
          <table:table-cell table:style-name="Table_5f_STICKERS.A2" office:value-type="string">
            <text:p text:style-name="P7"><draw:frame draw:style-name="fr1" draw:name="image: (o.img.code39, 'image/png', None, None, 25)" text:anchor-type="paragraph" style:rel-width="99%" svg:height="1.512cm" draw:z-index="0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A2" office:value-type="string">
            <text:p text:style-name="P7"><draw:frame draw:style-name="fr1" draw:name="image: (o.img.code39, 'image/png', None, None, 26)" text:anchor-type="paragraph" style:rel-width="99%" svg:height="1.512cm" draw:z-index="5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  <table:table-cell table:style-name="Table_5f_STICKERS.C2" office:value-type="string">
            <text:p text:style-name="P7"><draw:frame draw:style-name="fr1" draw:name="image: (o.img.code39, 'image/png', None, None, 27)" text:anchor-type="paragraph" style:rel-width="99%" svg:height="1.512cm" draw:z-index="4"><draw:text-box fo:min-height="58%" fo:min-width="6.17cm"><text:p text:style-name="Frame_20_contents"/></draw:text-box></draw:frame><text:span text:style-name="T2"><text:placeholder text:placeholder-type="text">&lt;o.rec.rec_date&gt;</text:placeholder></text:span><text:span text:style-name="T2"><text:s/></text:span><text:span text:style-name="T2"><text:placeholder text:placeholder-type="text">&lt;o.rec.num_y&gt;</text:placeholder></text:span><text:span text:style-name="T2"><text:s/></text:span></text:p>
            <text:p text:style-name="P5"><text:span text:style-name="T2"><text:placeholder text:placeholder-type="text">&lt;o.pat.lastname&gt;</text:placeholder></text:span><text:span text:style-name="T1"><text:s/></text:span><text:span text:style-name="T2"><text:placeholder text:placeholder-type="text">&lt;o.pat.firstname&gt;</text:placeholder></text:span></text:p>
            <text:p text:style-name="P9"><text:span text:style-name="T3"><text:placeholder text:placeholder-type="text">&lt;o.pat.sex&gt;</text:placeholder></text:span><text:span text:style-name="T3"><text:s/></text:span><text:span text:style-name="T3"><text:placeholder text:placeholder-type="text">&lt;o.pat.birth&gt;</text:placeholder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4T17:42:01.556000000</meta:creation-date>
    <dc:date>2021-12-10T11:33:24.571000000</dc:date>
    <meta:editing-duration>P5DT16H20M35S</meta:editing-duration>
    <meta:editing-cycles>31</meta:editing-cycles>
    <meta:generator>LibreOffice/7.0.5.2$Windows_X86_64 LibreOffice_project/64390860c6cd0aca4beafafcfd84613dd9dfb63a</meta:generator>
    <meta:document-statistic meta:table-count="1" meta:image-count="0" meta:object-count="0" meta:page-count="1" meta:paragraph-count="81" meta:word-count="159" meta:character-count="2379" meta:non-whitespace-character-count="2274"/>
  </office:meta>
</office:document-meta>
</file>